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258cm" fo:min-width="2.226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631cm" fo:min-width="3.18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612cm" fo:min-width="2.28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646cm" fo:min-width="4.17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588cm" fo:min-width="2.17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804cm" fo:min-width="3.78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874cm" fo:min-width="4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874cm" fo:min-width="0.964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688cm" fo:min-width="1.184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554cm" fo:min-width="0.80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762cm" fo:min-width="2.042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563cm" fo:min-width="2.04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551cm" fo:min-width="1.022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633cm" fo:min-width="2.043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361cm" fo:min-width="2.043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997cm" fo:min-width="4.698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541cm" fo:min-width="2.36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422cm" fo:min-width="2.031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cm" svg:stroke-color="#000000" draw:fill="none" loext:fill-use-slide-background="false" draw:textarea-horizontal-align="justify" draw:textarea-vertical-align="middle" draw:auto-grow-height="false" fo:min-height="0.424cm" fo:min-width="2.031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cm" svg:stroke-color="#000000" draw:marker-end="Стили_20_стрелок_20_1" draw:marker-end-width="0.3cm" draw:fill="none" loext:fill-use-slide-background="false" draw:textarea-vertical-align="middle" loext:decorative="false"/>
    </style:style>
    <style:style style:name="gr21" style:family="graphic" style:parent-style-name="objectwithoutfill">
      <style:graphic-properties svg:stroke-width="0cm" svg:stroke-color="#000000" draw:marker-end="Стили_20_стрелок_20_2" draw:marker-end-width="0.3cm" draw:fill="none" loext:fill-use-slide-background="false" draw:textarea-vertical-align="middle" loext:decorative="false"/>
    </style:style>
    <style:style style:name="gr22" style:family="graphic" style:parent-style-name="objectwithoutfill">
      <style:graphic-properties svg:stroke-width="0cm" svg:stroke-color="#000000" draw:marker-end="Стили_20_стрелок_20_4" draw:marker-end-width="0.3cm" draw:fill="none" loext:fill-use-slide-background="false" draw:textarea-vertical-align="middle" loext:decorative="false"/>
    </style:style>
    <style:style style:name="gr23" style:family="graphic" style:parent-style-name="objectwithoutfill">
      <style:graphic-properties svg:stroke-width="0cm" svg:stroke-color="#000000" draw:marker-end="Стили_20_стрелок_20_5" draw:marker-end-width="0.3cm" draw:fill="none" loext:fill-use-slide-background="false" draw:textarea-vertical-align="middle" loext:decorative="false"/>
    </style:style>
    <style:style style:name="gr24" style:family="graphic" style:parent-style-name="objectwithoutfill">
      <style:graphic-properties svg:stroke-width="0cm" svg:stroke-color="#000000" draw:marker-end="Стили_20_стрелок_20_6" draw:marker-end-width="0.3cm" draw:fill="none" loext:fill-use-slide-background="false" draw:textarea-vertical-align="middle" loext:decorative="false"/>
    </style:style>
    <style:style style:name="gr25" style:family="graphic" style:parent-style-name="objectwithoutfill">
      <style:graphic-properties svg:stroke-width="0cm" svg:stroke-color="#000000" draw:marker-end="Стили_20_стрелок_20_7" draw:marker-end-width="0.3cm" draw:fill="none" loext:fill-use-slide-background="false" draw:textarea-vertical-align="middle" loext:decorative="false"/>
    </style:style>
    <style:style style:name="gr26" style:family="graphic" style:parent-style-name="objectwithoutfill">
      <style:graphic-properties svg:stroke-width="0cm" svg:stroke-color="#000000" draw:marker-end="Стили_20_стрелок_20_8" draw:marker-end-width="0.3cm" draw:fill="none" loext:fill-use-slide-background="false" draw:textarea-vertical-align="middle" loext:decorative="false"/>
    </style:style>
    <style:style style:name="gr27" style:family="graphic" style:parent-style-name="objectwithoutfill">
      <style:graphic-properties svg:stroke-width="0cm" svg:stroke-color="#000000" draw:marker-end="Стили_20_стрелок_20_9" draw:marker-end-width="0.3cm" draw:fill="none" loext:fill-use-slide-background="false" draw:textarea-vertical-align="middle" loext:decorative="false"/>
    </style:style>
    <style:style style:name="gr28" style:family="graphic" style:parent-style-name="objectwithoutfill">
      <style:graphic-properties svg:stroke-width="0cm" svg:stroke-color="#000000" draw:marker-end="Стили_20_стрелок_20_10" draw:marker-end-width="0.3cm" draw:fill="none" loext:fill-use-slide-background="false" draw:textarea-vertical-align="middle" loext:decorative="false"/>
    </style:style>
    <style:style style:name="gr29" style:family="graphic" style:parent-style-name="objectwithoutfill">
      <style:graphic-properties svg:stroke-width="0cm" svg:stroke-color="#000000" draw:marker-end="Стили_20_стрелок_20_12" draw:marker-end-width="0.3cm" draw:fill="none" loext:fill-use-slide-background="false" draw:textarea-vertical-align="middle" loext:decorative="false"/>
    </style:style>
    <style:style style:name="gr30" style:family="graphic" style:parent-style-name="objectwithoutfill">
      <style:graphic-properties svg:stroke-width="0cm" svg:stroke-color="#000000" draw:marker-end="Стили_20_стрелок_20_13" draw:marker-end-width="0.3cm" draw:fill="none" loext:fill-use-slide-background="false" draw:textarea-vertical-align="middle" loext:decorative="false"/>
    </style:style>
    <style:style style:name="gr31" style:family="graphic" style:parent-style-name="standard">
      <style:graphic-properties svg:stroke-width="0cm" svg:stroke-color="#000000" draw:fill="none" loext:fill-use-slide-background="false" draw:textarea-vertical-align="middle" loext:decorative="false"/>
    </style:style>
    <style:style style:name="gr32" style:family="graphic" style:parent-style-name="objectwithoutfill">
      <style:graphic-properties svg:stroke-width="0cm" svg:stroke-color="#000000" draw:marker-end="Стили_20_стрелок_20_14" draw:marker-end-width="0.3cm" draw:fill="none" loext:fill-use-slide-background="false" draw:textarea-vertical-align="middle" loext:decorative="false"/>
    </style:style>
    <style:style style:name="gr33" style:family="graphic" style:parent-style-name="objectwithoutfill">
      <style:graphic-properties svg:stroke-width="0cm" svg:stroke-color="#000000" draw:marker-end="Стили_20_стрелок_20_15" draw:marker-end-width="0.3cm" draw:fill="none" loext:fill-use-slide-background="false" draw:textarea-vertical-align="middle" loext:decorative="false"/>
    </style:style>
    <style:style style:name="gr34" style:family="graphic" style:parent-style-name="objectwithoutfill">
      <style:graphic-properties svg:stroke-width="0cm" svg:stroke-color="#000000" draw:marker-end="Стили_20_стрелок_20_16" draw:marker-end-width="0.3cm" draw:fill="none" loext:fill-use-slide-background="false" draw:textarea-vertical-align="middle" loext:decorative="false"/>
    </style:style>
    <style:style style:name="gr35" style:family="graphic" style:parent-style-name="objectwithoutfill">
      <style:graphic-properties svg:stroke-width="0cm" svg:stroke-color="#000000" draw:marker-end="Стили_20_стрелок_20_17" draw:marker-end-width="0.3cm" draw:fill="none" loext:fill-use-slide-background="false" draw:textarea-vertical-align="middle" loext:decorative="false"/>
    </style:style>
    <style:style style:name="gr36" style:family="graphic" style:parent-style-name="objectwithoutfill">
      <style:graphic-properties svg:stroke-width="0cm" svg:stroke-color="#000000" draw:marker-end="Стили_20_стрелок_20_18" draw:marker-end-width="0.3cm" draw:fill="none" loext:fill-use-slide-background="false" draw:textarea-vertical-align="middle" loext:decorative="false"/>
    </style:style>
    <style:style style:name="gr37" style:family="graphic" style:parent-style-name="objectwithoutfill">
      <style:graphic-properties svg:stroke-width="0cm" svg:stroke-color="#000000" draw:marker-end="Стили_20_стрелок_20_19" draw:marker-end-width="0.3cm" draw:fill="none" loext:fill-use-slide-background="false" draw:textarea-vertical-align="middle" loext:decorative="false"/>
    </style:style>
    <style:style style:name="gr38" style:family="graphic" style:parent-style-name="objectwithoutfill">
      <style:graphic-properties svg:stroke-width="0cm" svg:stroke-color="#000000" draw:marker-end="Стили_20_стрелок_20_20" draw:marker-end-width="0.3cm" draw:fill="none" loext:fill-use-slide-background="false" draw:textarea-vertical-align="middle" loext:decorative="false"/>
    </style:style>
    <style:style style:name="gr39" style:family="graphic" style:parent-style-name="objectwithoutfill">
      <style:graphic-properties svg:stroke-width="0cm" svg:stroke-color="#000000" draw:marker-end="Стили_20_стрелок_20_21" draw:marker-end-width="0.3cm" draw:fill="none" loext:fill-use-slide-background="false" draw:textarea-vertical-align="middle" loext:decorative="false"/>
    </style:style>
    <style:style style:name="gr40" style:family="graphic" style:parent-style-name="objectwithoutfill">
      <style:graphic-properties svg:stroke-width="0cm" svg:stroke-color="#000000" draw:marker-end="Стили_20_стрелок_20_22" draw:marker-end-width="0.3cm" draw:fill="none" loext:fill-use-slide-background="false" draw:textarea-vertical-align="middle" loext:decorative="false"/>
    </style:style>
    <style:style style:name="gr41" style:family="graphic" style:parent-style-name="objectwithoutfill">
      <style:graphic-properties svg:stroke-color="#000000" draw:marker-end="Стили_20_стрелок_20_23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 style:writing-mode="lr-tb"/>
      <style:text-properties fo:font-size="14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022cm" svg:height="0.718cm" svg:x="9.602cm" svg:y="0cm">
          <text:p text:style-name="P1"><text:span text:style-name="T1">bluzd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4.823cm" svg:height="0.88cm" svg:x="8.702cm" svg:y="1.184cm">
          <text:p text:style-name="P3">random = new Random(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3" draw:text-style-name="P2" xml:id="id4" draw:id="id4" draw:layer="layout" svg:width="2.786cm" svg:height="0.862cm" svg:x="9.72cm" svg:y="4.236cm">
          <text:p text:style-name="P1"><text:span text:style-name="T1">L = 0</text:span></text:p>
          <text:p text:style-name="P1"><text:span text:style-name="T1">P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7.832cm" svg:height="0.896cm" svg:x="7.197cm" svg:y="5.692cm">
          <text:p text:style-name="P1"><text:span text:style-name="T1">I = 0, i &lt; n, i++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5" draw:text-style-name="P6" xml:id="id6" draw:id="id6" draw:layer="layout" svg:width="2.673cm" svg:height="0.838cm" svg:x="9.777cm" svg:y="7.037cm">
          <text:p text:style-name="P5"><text:span text:style-name="T2">y = 0</text:span></text:p>
          <text:p text:style-name="P5"><text:span text:style-name="T2">x = 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7" draw:id="id7" draw:layer="layout" svg:width="7.177cm" svg:height="1.053cm" svg:x="7.525cm" svg:y="8.389cm">
          <text:p text:style-name="P1"><text:span text:style-name="T1">J = 0, j &lt; m, j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2" xml:id="id8" draw:id="id8" draw:layer="layout" svg:width="5.884cm" svg:height="1.123cm" svg:x="8.171cm" svg:y="10.099cm">
          <text:p text:style-name="P1"><text:span text:style-name="T1">R = NextDoubl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2" xml:id="id3" draw:id="id3" draw:layer="layout" svg:width="2.406cm" svg:height="1.123cm" svg:x="9.91cm" svg:y="2.643cm">
          <text:p text:style-name="P1"><text:span text:style-name="T1">n, 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xml:id="id9" draw:id="id9" draw:layer="layout" svg:width="3.368cm" svg:height="1.876cm" svg:x="9.429cm" svg:y="11.933cm">
          <text:p text:style-name="P1"><text:span text:style-name="T1">r &lt; 0.2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2" xml:id="id11" draw:id="id11" draw:layer="layout" svg:width="2.609cm" svg:height="1.608cm" svg:x="12.946cm" svg:y="13.585cm">
          <text:p text:style-name="P1"><text:span text:style-name="T1">r &lt; 0,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2" xml:id="id10" draw:id="id10" draw:layer="layout" svg:width="2.542cm" svg:height="1.012cm" svg:x="5.815cm" svg:y="14.286cm">
          <text:p text:style-name="P1"><text:span text:style-name="T1">x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2" draw:id="id12" draw:layer="layout" svg:width="2.543cm" svg:height="0.813cm" svg:x="10.642cm" svg:y="14.87cm">
          <text:p text:style-name="P1"><text:span text:style-name="T1">x--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xml:id="id14" draw:id="id14" draw:layer="layout" svg:width="3.042cm" svg:height="1.601cm" svg:x="12.729cm" svg:y="16.813cm">
          <text:p text:style-name="P1"><text:span text:style-name="T1">r &lt; 0,75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2" xml:id="id15" draw:id="id15" draw:layer="layout" svg:width="2.543cm" svg:height="0.883cm" svg:x="10.642cm" svg:y="18.271cm">
          <text:p text:style-name="P1"><text:span text:style-name="T1">y--</text:span>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15" draw:text-style-name="P2" xml:id="id17" draw:id="id17" draw:layer="layout" svg:width="2.543cm" svg:height="0.611cm" svg:x="12.819cm" svg:y="20.219cm">
          <text:p text:style-name="P1"><text:span text:style-name="T1">y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9" draw:id="id19" draw:layer="layout" svg:width="6.796cm" svg:height="1.246cm" svg:x="7.715cm" svg:y="22.701cm">
          <text:p text:style-name="P1"><text:span text:style-name="T1">L = L + Math.Sqrt(x*x + y*y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2" xml:id="id22" draw:id="id22" draw:layer="layout" svg:width="2.865cm" svg:height="0.791cm" svg:x="9.681cm" svg:y="24.654cm">
          <text:p text:style-name="P1"><text:span text:style-name="T1">P += x + 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20" draw:id="id20" draw:layer="layout" svg:width="2.531cm" svg:height="0.672cm" svg:x="9.848cm" svg:y="25.953cm">
          <text:p text:style-name="P1"><text:span text:style-name="T1">L /= n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xml:id="id21" draw:id="id21" draw:layer="layout" svg:width="2.531cm" svg:height="0.674cm" svg:x="9.848cm" svg:y="27.615cm">
          <text:p text:style-name="P1"><text:span text:style-name="T1">return 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022cm" svg:height="0.718cm" svg:x="9.602cm" svg:y="28.792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7" draw:layer="layout" svg:x1="11.113cm" svg:y1="0.718cm" svg:x2="11.113cm" svg:y2="1.184cm" draw:start-shape="id1" draw:start-glue-point="6" draw:end-shape="id2" draw:end-glue-point="0" svg:d="M11113 718v466" svg:viewBox="0 0 1 467">
          <text:p/>
        </draw:connector>
        <draw:connector draw:style-name="gr21" draw:text-style-name="P7" draw:layer="layout" svg:x1="11.113cm" svg:y1="2.064cm" svg:x2="11.113cm" svg:y2="2.643cm" draw:start-shape="id2" draw:start-glue-point="2" draw:end-shape="id3" draw:end-glue-point="5" svg:d="M11113 2064v579" svg:viewBox="0 0 1 580">
          <text:p/>
        </draw:connector>
        <draw:connector draw:style-name="gr22" draw:text-style-name="P7" draw:layer="layout" svg:x1="11.113cm" svg:y1="3.766cm" svg:x2="11.113cm" svg:y2="4.236cm" draw:start-shape="id3" draw:start-glue-point="8" draw:end-shape="id4" draw:end-glue-point="4" svg:d="M11113 3766v470" svg:viewBox="0 0 1 471">
          <text:p/>
        </draw:connector>
        <draw:connector draw:style-name="gr23" draw:text-style-name="P7" draw:layer="layout" svg:x1="11.113cm" svg:y1="5.098cm" svg:x2="11.113cm" svg:y2="5.692cm" draw:start-shape="id4" draw:start-glue-point="6" draw:end-shape="id5" draw:end-glue-point="4" svg:d="M11113 5098v594" svg:viewBox="0 0 1 595">
          <text:p/>
        </draw:connector>
        <draw:connector draw:style-name="gr24" draw:text-style-name="P7" draw:layer="layout" svg:x1="11.113cm" svg:y1="6.588cm" svg:x2="11.114cm" svg:y2="7.037cm" draw:start-shape="id5" draw:start-glue-point="6" draw:end-shape="id6" draw:end-glue-point="4" svg:d="M11113 6588v225h1v224" svg:viewBox="0 0 2 450">
          <text:p/>
        </draw:connector>
        <draw:connector draw:style-name="gr25" draw:text-style-name="P7" draw:layer="layout" svg:x1="11.114cm" svg:y1="7.875cm" svg:x2="11.114cm" svg:y2="8.389cm" draw:start-shape="id6" draw:start-glue-point="6" draw:end-shape="id7" draw:end-glue-point="4" svg:d="M11114 7875v514" svg:viewBox="0 0 1 515">
          <text:p/>
        </draw:connector>
        <draw:connector draw:style-name="gr26" draw:text-style-name="P7" draw:layer="layout" svg:x1="11.114cm" svg:y1="9.442cm" svg:x2="11.113cm" svg:y2="10.099cm" draw:start-shape="id7" draw:start-glue-point="6" draw:end-shape="id8" draw:end-glue-point="0" svg:d="M11114 9442v328h-1v329" svg:viewBox="0 0 2 658">
          <text:p/>
        </draw:connector>
        <draw:connector draw:style-name="gr27" draw:text-style-name="P7" draw:layer="layout" svg:x1="11.113cm" svg:y1="11.222cm" svg:x2="11.113cm" svg:y2="11.933cm" draw:start-shape="id8" draw:start-glue-point="2" draw:end-shape="id9" draw:end-glue-point="4" svg:d="M11113 11222v711" svg:viewBox="0 0 1 712">
          <text:p/>
        </draw:connector>
        <draw:connector draw:style-name="gr28" draw:text-style-name="P7" draw:layer="layout" svg:x1="9.429cm" svg:y1="12.871cm" svg:x2="7.086cm" svg:y2="14.286cm" draw:start-shape="id9" draw:start-glue-point="5" draw:end-shape="id10" draw:end-glue-point="4" svg:d="M9429 12871h-2343v1415" svg:viewBox="0 0 2344 1416">
          <text:p/>
        </draw:connector>
        <draw:connector draw:style-name="gr29" draw:text-style-name="P7" draw:layer="layout" svg:x1="12.797cm" svg:y1="12.871cm" svg:x2="14.251cm" svg:y2="13.585cm" draw:start-shape="id9" draw:start-glue-point="7" draw:end-shape="id11" draw:end-glue-point="4" svg:d="M12797 12871h1454v714" svg:viewBox="0 0 1455 715">
          <text:p/>
        </draw:connector>
        <draw:connector draw:style-name="gr30" draw:text-style-name="P7" draw:layer="layout" svg:x1="12.946cm" svg:y1="14.389cm" svg:x2="11.914cm" svg:y2="14.87cm" draw:start-shape="id11" draw:start-glue-point="5" draw:end-shape="id12" draw:end-glue-point="4" svg:d="M12946 14389h-1032v481" svg:viewBox="0 0 1033 482">
          <text:p/>
        </draw:connector>
        <draw:connector draw:style-name="gr31" draw:text-style-name="P7" xml:id="id13" draw:id="id13" draw:layer="layout" draw:line-skew="0cm 0.268cm" svg:x1="11.914cm" svg:y1="15.683cm" svg:x2="15.555cm" svg:y2="14.389cm" draw:start-shape="id12" draw:start-glue-point="6" draw:end-shape="id11" draw:end-glue-point="7" svg:d="M11914 15683v501h4410v-1795h-769" svg:viewBox="0 0 4411 1796">
          <text:p/>
        </draw:connector>
        <draw:connector draw:style-name="gr32" draw:text-style-name="P7" draw:layer="layout" draw:line-skew="-1.233cm 2.297cm" svg:x1="16.324cm" svg:y1="16.184cm" svg:x2="14.25cm" svg:y2="16.813cm" draw:start-shape="id13" draw:start-glue-point="0" draw:end-shape="id14" draw:end-glue-point="4" svg:d="M16324 16184h-732v1h-1342v628" svg:viewBox="0 0 2075 630">
          <text:p/>
        </draw:connector>
        <draw:connector draw:style-name="gr33" draw:text-style-name="P7" draw:layer="layout" svg:x1="12.729cm" svg:y1="17.614cm" svg:x2="11.914cm" svg:y2="18.271cm" draw:start-shape="id14" draw:start-glue-point="5" draw:end-shape="id15" draw:end-glue-point="4" svg:d="M12729 17614h-815v657" svg:viewBox="0 0 816 658">
          <text:p/>
        </draw:connector>
        <draw:connector draw:style-name="gr31" draw:text-style-name="P7" xml:id="id16" draw:id="id16" draw:layer="layout" draw:line-skew="0cm -0.042cm" svg:x1="15.771cm" svg:y1="17.614cm" svg:x2="11.914cm" svg:y2="19.154cm" draw:start-shape="id14" draw:start-glue-point="7" draw:end-shape="id15" draw:end-glue-point="6" svg:d="M15771 17614h502v1999h-4359v-459" svg:viewBox="0 0 4360 2000">
          <text:p/>
        </draw:connector>
        <draw:connector draw:style-name="gr34" draw:text-style-name="P7" draw:layer="layout" draw:line-skew="-0.648cm 2.515cm" svg:x1="16.273cm" svg:y1="19.613cm" svg:x2="14.091cm" svg:y2="20.219cm" draw:start-shape="id16" draw:start-glue-point="0" draw:end-shape="id17" draw:end-glue-point="4" svg:d="M16273 19613h-147v15h-2035v591" svg:viewBox="0 0 2183 607">
          <text:p/>
        </draw:connector>
        <draw:connector draw:style-name="gr31" draw:text-style-name="P7" xml:id="id18" draw:id="id18" draw:layer="layout" draw:line-skew="0.328cm" svg:x1="7.086cm" svg:y1="15.298cm" svg:x2="14.091cm" svg:y2="20.83cm" draw:start-shape="id10" draw:start-glue-point="6" draw:end-shape="id17" draw:end-glue-point="6" svg:d="M7086 15298v6361h7005v-829" svg:viewBox="0 0 7006 6362">
          <text:p/>
        </draw:connector>
        <draw:connector draw:style-name="gr35" draw:text-style-name="P7" draw:layer="layout" draw:line-skew="0cm -2.176cm" svg:x1="10.588cm" svg:y1="21.659cm" svg:x2="7.525cm" svg:y2="8.916cm" draw:start-shape="id18" draw:start-glue-point="0" draw:end-shape="id7" draw:end-glue-point="5" svg:d="M10588 21659v501h-6179v-13244h3116" svg:viewBox="0 0 6180 13245">
          <text:p/>
        </draw:connector>
        <draw:connector draw:style-name="gr36" draw:text-style-name="P7" draw:layer="layout" draw:line-skew="3.252cm 6.053cm" svg:x1="14.702cm" svg:y1="8.916cm" svg:x2="11.113cm" svg:y2="22.701cm" draw:start-shape="id7" draw:start-glue-point="7" draw:end-shape="id19" draw:end-glue-point="0" svg:d="M14702 8916h3753v13209h-7342v576" svg:viewBox="0 0 7343 13786">
          <text:p/>
        </draw:connector>
        <draw:connector draw:style-name="gr37" draw:text-style-name="P7" draw:layer="layout" draw:line-skew="-0.241cm -5.23cm" svg:x1="11.114cm" svg:y1="26.625cm" svg:x2="7.197cm" svg:y2="6.14cm" draw:start-shape="id20" draw:start-glue-point="6" draw:end-shape="id5" draw:end-glue-point="5" svg:d="M11114 26625v261h-9648v-20746h5731" svg:viewBox="0 0 9649 20747">
          <text:p/>
        </draw:connector>
        <draw:connector draw:style-name="gr38" draw:text-style-name="P7" draw:layer="layout" draw:line-skew="4.923cm 10.05cm" svg:x1="15.029cm" svg:y1="6.14cm" svg:x2="11.114cm" svg:y2="27.615cm" draw:start-shape="id5" draw:start-glue-point="7" draw:end-shape="id21" draw:end-glue-point="4" svg:d="M15029 6140h5425v21012h-9340v463" svg:viewBox="0 0 9341 21476">
          <text:p/>
        </draw:connector>
        <draw:connector draw:style-name="gr39" draw:text-style-name="P7" draw:layer="layout" svg:x1="11.113cm" svg:y1="23.947cm" svg:x2="11.114cm" svg:y2="24.654cm" draw:start-shape="id19" draw:start-glue-point="2" draw:end-shape="id22" draw:end-glue-point="4" svg:d="M11113 23947v354h1v353" svg:viewBox="0 0 2 708">
          <text:p/>
        </draw:connector>
        <draw:connector draw:style-name="gr40" draw:text-style-name="P7" draw:layer="layout" svg:x1="11.114cm" svg:y1="25.445cm" svg:x2="11.114cm" svg:y2="25.953cm" draw:start-shape="id22" draw:start-glue-point="6" draw:end-shape="id20" draw:end-glue-point="4" svg:d="M11114 25445v508" svg:viewBox="0 0 1 509">
          <text:p/>
        </draw:connector>
        <draw:connector draw:style-name="gr41" draw:text-style-name="P7" draw:layer="layout" svg:x1="11.114cm" svg:y1="28.289cm" svg:x2="11.113cm" svg:y2="28.792cm" draw:start-shape="id21" draw:start-glue-point="6" draw:end-shape="id23" draw:end-glue-point="4" svg:d="M11114 28289v252h-1v251" svg:viewBox="0 0 2 5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15:05:12.553000000</meta:creation-date>
    <dc:date>2024-04-19T21:22:20.951000000</dc:date>
    <meta:editing-duration>PT1H42M39S</meta:editing-duration>
    <meta:editing-cycles>169</meta:editing-cycles>
    <meta:generator>LibreOffice/24.2.2.2$Windows_X86_64 LibreOffice_project/d56cc158d8a96260b836f100ef4b4ef25d6f1a01</meta:generator>
    <meta:document-statistic meta:object-count="44"/>
  </office:meta>
</office:document-meta>
</file>